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table-cell/>
          <table:table-cell office:value-type="string">
            <text:p>a</text:p>
          </table:table-cell>
          <table:table-cell office:value-type="string">
            <text:p>b</text:p>
          </table:table-cell>
          <table:table-cell office:value-type="string">
            <text:p>c</text:p>
          </table:table-cell>
          <table:table-cell/>
          <table:table-cell table:number-columns-repeated="2"/>
          <table:table-cell table:style-name="ce156" table:formula="of:=IF([.A27];-1;IF([.G27]&lt;&gt;[.H27];0;1))" office:value-type="float" office:value="1">
            <text:p>PASS (1)</text:p>
          </table:table-cell>
          <table:table-cell/>
        </table:table-row>
        <table:table-row table:style-name="ro2">
          <table:table-cell/>
          <table:table-cell table:number-columns-repeated="5"/>
          <table:table-cell table:number-columns-repeated="2"/>
          <table:table-cell table:style-name="ce156" table:formula="of:=IF([.A28];-1;IF([.G28]&lt;&gt;[.H28];0;1))" office:value-type="float" office:value="1">
            <text:p>PASS (1)</text:p>
          </table:table-cell>
          <table:table-cell/>
        </table:table-row>
        <table:table-row table:style-name="ro2">
          <table:table-cell/>
          <table:table-cell table:number-columns-repeated="3"/>
          <table:table-cell/>
          <table:table-cell/>
          <table:table-cell table:number-columns-repeated="2"/>
          <table:table-cell table:style-name="ce156" table:formula="of:=IF([.A29];-1;IF([.G29]&lt;&gt;[.H29];0;1))" office:value-type="float" office:value="1">
            <text:p>PASS (1)</text:p>
          </table:table-cell>
          <table:table-cell/>
        </table:table-row>
        <table:table-row table:style-name="ro2">
          <table:table-cell/>
          <table:table-cell table:formula="of:=MID(FORMULA([.H30]);2;LEN(FORMULA([.H30]))-1)" office:value-type="string" office:string-value="PARSE(&quot;pWs&quot;; &quot;asd&quot;)">
            <text:p>PARSE("pWs"; "asd")</text:p>
          </table:table-cell>
          <table:table-cell table:number-columns-repeated="3"/>
          <table:table-cell table:formula="of:=IF(ISBLANK([.C30]);0;IF(ISBLANK([.D30]);1;IF(ISBLANK([.E29]);2;3)))" office:value-type="float" office:value="0">
            <text:p>0</text:p>
          </table:table-cell>
          <table:table-cell office:value-type="string">
            <text:p>Empty</text:p>
          </table:table-cell>
          <table:table-cell table:formula="of:=PARSE(&quot;pWs&quot;; &quot;asd&quot;)" office:value-type="string" office:string-value="[]">
            <text:p>[]</text:p>
          </table:table-cell>
          <table:table-cell table:style-name="ce156" table:formula="of:=IF([.A30];-1;IF([.G30]&lt;&gt;[.H30];0;1))" office:value-type="float" office:value="0">
            <text:p>FAIL (0)</text:p>
          </table:table-cell>
          <table:table-cell/>
        </table:table-row>
        <table:table-row table:style-name="ro2">
          <table:table-cell/>
          <table:table-cell table:formula="of:=MID(FORMULA([.H31]);2;LEN(FORMULA([.H31]))-1)" office:value-type="string" office:string-value="PARSE(&quot;pWs&quot;; &quot; asdf&quot;)">
            <text:p>PARSE("pWs"; " asdf")</text:p>
          </table:table-cell>
          <table:table-cell table:number-columns-repeated="3"/>
          <table:table-cell table:formula="of:=IF(ISBLANK([.C31]);0;IF(ISBLANK([.D31]);1;IF(ISBLANK([.E30]);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6" table:formula="of:=IF([.A31];-1;IF([.G31]&lt;&gt;[.H31];0;1))" office:value-type="float" office:value="1">
            <text:p>PASS (1)</text:p>
          </table:table-cell>
          <table:table-cell/>
        </table:table-row>
        <table:table-row table:style-name="ro2">
          <table:table-cell/>
          <table:table-cell table:formula="of:=MID(FORMULA([.H32]);2;LEN(FORMULA([.H32]))-1)" office:value-type="string" office:string-value="PARSE(&quot;pWs&quot;; &quot;  asdf&quot;)">
            <text:p>PARSE("pWs"; " <text:s/>asdf")</text:p>
          </table:table-cell>
          <table:table-cell table:number-columns-repeated="3"/>
          <table:table-cell table:formula="of:=IF(ISBLANK([.C32]);0;IF(ISBLANK([.D32]);1;IF(ISBLANK([.E31]);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6" table:formula="of:=IF([.A32];-1;IF([.G32]&lt;&gt;[.H32];0;1))" office:value-type="float" office:value="1">
            <text:p>PASS (1)</text:p>
          </table:table-cell>
          <table:table-cell/>
        </table:table-row>
        <table:table-row table:style-name="ro2">
          <table:table-cell/>
          <table:table-cell table:formula="of:=MID(FORMULA([.H33]);2;LEN(FORMULA([.H33]))-1)" office:value-type="string" office:string-value="PARSE(&quot;pWs&quot;; ZEICHEN(9) &amp; &quot;asdf&quot;)">
            <text:p>PARSE("pWs"; ZEICHEN(9) &amp; "asdf")</text:p>
          </table:table-cell>
          <table:table-cell table:number-columns-repeated="3"/>
          <table:table-cell table:formula="of:=IF(ISBLANK([.C33]);0;IF(ISBLANK([.D33]);1;IF(ISBLANK([.E32]);2;3)))" office:value-type="float" office:value="0">
            <text:p>0</text:p>
          </table:table-cell>
          <table:table-cell office:value-type="string">
            <text:p>Array('\t', 2)</text:p>
          </table:table-cell>
          <table:table-cell table:formula="of:=PARSE(&quot;pWs&quot;; CHAR(9) &amp; &quot;asdf&quot;)" office:value-type="string" office:string-value="Array('\t', 2)">
            <text:p>Array('\t', 2)</text:p>
          </table:table-cell>
          <table:table-cell table:style-name="ce156" table:formula="of:=IF([.A33];-1;IF([.G33]&lt;&gt;[.H33];0;1))" office:value-type="float" office:value="1">
            <text:p>PASS (1)</text:p>
          </table:table-cell>
          <table:table-cell/>
        </table:table-row>
        <table:table-row table:style-name="ro2">
          <table:table-cell/>
          <table:table-cell table:formula="of:=MID(FORMULA([.H34]);2;LEN(FORMULA([.H34]))-1)" office:value-type="string" office:string-value="PARSE(&quot;pWs&quot;; ZEICHEN(9) &amp; ZEICHEN(9) &amp; &quot;asdf&quot;)">
            <text:p>PARSE("pWs"; ZEICHEN(9) &amp; ZEICHEN(9) &amp; "asdf")</text:p>
          </table:table-cell>
          <table:table-cell table:number-columns-repeated="3"/>
          <table:table-cell table:formula="of:=IF(ISBLANK([.C34]);0;IF(ISBLANK([.D34]);1;IF(ISBLANK([.E33]);2;3)))" office:value-type="float" office:value="0">
            <text:p>0</text:p>
          </table:table-cell>
          <table:table-cell office:value-type="string">
            <text:p>Array('\t', 2)</text:p>
          </table:table-cell>
          <table:table-cell table:formula="of:=PARSE(&quot;pWs&quot;; CHAR(9) &amp; CHAR(9) &amp; &quot;asdf&quot;)" office:value-type="string" office:string-value="Array('\t', 2)">
            <text:p>Array('\t', 2)</text:p>
          </table:table-cell>
          <table:table-cell table:style-name="ce156" table:formula="of:=IF([.A34];-1;IF([.G34]&lt;&gt;[.H34];0;1))" office:value-type="float" office:value="1">
            <text:p>PASS (1)</text:p>
          </table:table-cell>
          <table:table-cell/>
        </table:table-row>
        <table:table-row table:style-name="ro2">
          <table:table-cell/>
          <table:table-cell table:formula="of:=MID(FORMULA([.H35]);2;LEN(FORMULA([.H35]))-1)" office:value-type="string" office:string-value="PARSE(&quot;pWs&quot;; ZEICHEN(13) &amp; &quot;asdf&quot;)">
            <text:p>PARSE("pWs"; ZEICHEN(13) &amp; "asdf")</text:p>
          </table:table-cell>
          <table:table-cell table:number-columns-repeated="3"/>
          <table:table-cell table:formula="of:=IF(ISBLANK([.C35]);0;IF(ISBLANK([.D35]);1;IF(ISBLANK([.E34]);2;3)))" office:value-type="float" office:value="0">
            <text:p>0</text:p>
          </table:table-cell>
          <table:table-cell office:value-type="string">
            <text:p>Empty</text:p>
          </table:table-cell>
          <table:table-cell table:formula="of:=PARSE(&quot;pWs&quot;; CHAR(13) &amp; &quot;asdf&quot;)" office:value-type="string" office:string-value="[]">
            <text:p>[]</text:p>
          </table:table-cell>
          <table:table-cell table:style-name="ce156" table:formula="of:=IF([.A35];-1;IF([.G35]&lt;&gt;[.H35];0;1))" office:value-type="float" office:value="0">
            <text:p>FAIL (0)</text:p>
          </table:table-cell>
          <table:table-cell/>
        </table:table-row>
        <table:table-row table:style-name="ro2">
          <table:table-cell/>
          <table:table-cell table:formula="of:=MID(FORMULA([.H36]);2;LEN(FORMULA([.H36]))-1)" office:value-type="string" office:string-value="PARSE(&quot;pWs&quot;; ZEICHEN(13) &amp; ZEICHEN(9) &amp; &quot;asdf&quot;)">
            <text:p>PARSE("pWs"; ZEICHEN(13) &amp; ZEICHEN(9) &amp; "asdf")</text:p>
          </table:table-cell>
          <table:table-cell table:number-columns-repeated="3"/>
          <table:table-cell table:formula="of:=IF(ISBLANK([.C36]);0;IF(ISBLANK([.D36]);1;IF(ISBLANK([.E35]);2;3)))" office:value-type="float" office:value="0">
            <text:p>0</text:p>
          </table:table-cell>
          <table:table-cell office:value-type="string">
            <text:p>Empty</text:p>
          </table:table-cell>
          <table:table-cell table:formula="of:=PARSE(&quot;pWs&quot;; CHAR(13) &amp; CHAR(9) &amp; &quot;asdf&quot;)" office:value-type="string" office:string-value="[]">
            <text:p>[]</text:p>
          </table:table-cell>
          <table:table-cell table:style-name="ce156" table:formula="of:=IF([.A36];-1;IF([.G36]&lt;&gt;[.H36];0;1))" office:value-type="float" office:value="0">
            <text:p>FAIL (0)</text:p>
          </table:table-cell>
          <table:table-cell/>
        </table:table-row>
        <table:table-row table:style-name="ro2">
          <table:table-cell table:number-columns-repeated="2"/>
          <table:table-cell table:number-columns-repeated="3"/>
          <table:table-cell table:formula="of:=IF(ISBLANK([.C37]);0;IF(ISBLANK([.D37]);1;IF(ISBLANK([.E36]);2;3)))" office:value-type="float" office:value="0">
            <text:p>0</text:p>
          </table:table-cell>
          <table:table-cell table:number-columns-repeated="2"/>
          <table:table-cell table:style-name="ce156"/>
          <table:table-cell/>
        </table:table-row>
        <table:table-row table:style-name="ro2">
          <table:table-cell/>
          <table:table-cell table:formula="of:=MID(FORMULA([.H38]);2;LEN(FORMULA([.H38]))-1)" office:value-type="string" office:string-value="PARSE(&quot;pBinDigit&quot;; &quot;asdf&quot;)">
            <text:p>PARSE("pBinDigit"; "asdf")</text:p>
          </table:table-cell>
          <table:table-cell table:number-columns-repeated="3"/>
          <table:table-cell table:formula="of:=IF(ISBLANK([.C38]);0;IF(ISBLANK([.D38]);1;IF(ISBLANK([.E37]);2;3)))" office:value-type="float" office:value="0">
            <text:p>0</text:p>
          </table:table-cell>
          <table:table-cell office:value-type="string">
            <text:p>Empty</text:p>
          </table:table-cell>
          <table:table-cell table:formula="of:=PARSE(&quot;pBinDigit&quot;; &quot;asdf&quot;)" office:value-type="string" office:string-value="[]">
            <text:p>[]</text:p>
          </table:table-cell>
          <table:table-cell table:style-name="ce156" table:formula="of:=IF([.A38];-1;IF([.G38]&lt;&gt;[.H38];0;1))" office:value-type="float" office:value="0">
            <text:p>FAIL (0)</text:p>
          </table:table-cell>
          <table:table-cell/>
        </table:table-row>
        <table:table-row table:style-name="ro2">
          <table:table-cell/>
          <table:table-cell table:formula="of:=MID(FORMULA([.H39]);2;LEN(FORMULA([.H39]))-1)" office:value-type="string" office:string-value="PARSE(&quot;pBinDigit&quot;; &quot;0asdf&quot;)">
            <text:p>PARSE("pBinDigit"; "0asdf")</text:p>
          </table:table-cell>
          <table:table-cell table:number-columns-repeated="3"/>
          <table:table-cell table:formula="of:=IF(ISBLANK([.C39]);0;IF(ISBLANK([.D39]);1;IF(ISBLANK([.E38]);2;3)))" office:value-type="float" office:value="0">
            <text:p>0</text:p>
          </table:table-cell>
          <table:table-cell office:value-type="string">
            <text:p>Array('0', 2)</text:p>
          </table:table-cell>
          <table:table-cell table:formula="of:=PARSE(&quot;pBinDigit&quot;; &quot;0asdf&quot;)" office:value-type="string" office:string-value="Array('0', 2)">
            <text:p>Array('0', 2)</text:p>
          </table:table-cell>
          <table:table-cell table:style-name="ce156" table:formula="of:=IF([.A39];-1;IF([.G39]&lt;&gt;[.H39];0;1))" office:value-type="float" office:value="1">
            <text:p>PASS (1)</text:p>
          </table:table-cell>
          <table:table-cell/>
        </table:table-row>
        <table:table-row table:style-name="ro2">
          <table:table-cell/>
          <table:table-cell table:formula="of:=MID(FORMULA([.H40]);2;LEN(FORMULA([.H40]))-1)" office:value-type="string" office:string-value="PARSE(&quot;pBinDigit&quot;; &quot;1asdf&quot;)">
            <text:p>PARSE("pBinDigit"; "1asdf")</text:p>
          </table:table-cell>
          <table:table-cell table:number-columns-repeated="3"/>
          <table:table-cell table:formula="of:=IF(ISBLANK([.C40]);0;IF(ISBLANK([.D40]);1;IF(ISBLANK([.E39]);2;3)))" office:value-type="float" office:value="0">
            <text:p>0</text:p>
          </table:table-cell>
          <table:table-cell office:value-type="string">
            <text:p>Array('1', 2)</text:p>
          </table:table-cell>
          <table:table-cell table:formula="of:=PARSE(&quot;pBinDigit&quot;; &quot;1asdf&quot;)" office:value-type="string" office:string-value="Array('1', 2)">
            <text:p>Array('1', 2)</text:p>
          </table:table-cell>
          <table:table-cell table:style-name="ce156" table:formula="of:=IF([.A40];-1;IF([.G40]&lt;&gt;[.H40];0;1))" office:value-type="float" office:value="1">
            <text:p>PASS (1)</text:p>
          </table:table-cell>
          <table:table-cell/>
        </table:table-row>
        <table:table-row table:style-name="ro2">
          <table:table-cell/>
          <table:table-cell table:formula="of:=MID(FORMULA([.H41]);2;LEN(FORMULA([.H41]))-1)" office:value-type="string" office:string-value="PARSE(&quot;pBinDigit&quot;; &quot;2asdf&quot;)">
            <text:p>PARSE("pBinDigit"; "2asdf")</text:p>
          </table:table-cell>
          <table:table-cell table:number-columns-repeated="3"/>
          <table:table-cell table:formula="of:=IF(ISBLANK([.C41]);0;IF(ISBLANK([.D41]);1;IF(ISBLANK([.E40]);2;3)))" office:value-type="float" office:value="0">
            <text:p>0</text:p>
          </table:table-cell>
          <table:table-cell office:value-type="string">
            <text:p>Empty</text:p>
          </table:table-cell>
          <table:table-cell table:formula="of:=PARSE(&quot;pBinDigit&quot;; &quot;2asdf&quot;)" office:value-type="string" office:string-value="[]">
            <text:p>[]</text:p>
          </table:table-cell>
          <table:table-cell table:style-name="ce156" table:formula="of:=IF([.A41];-1;IF([.G41]&lt;&gt;[.H41];0;1))" office:value-type="float" office:value="0">
            <text:p>FAIL (0)</text:p>
          </table:table-cell>
          <table:table-cell/>
        </table:table-row>
        <table:table-row table:style-name="ro2">
          <table:table-cell table:number-columns-repeated="2"/>
          <table:table-cell table:number-columns-repeated="3"/>
          <table:table-cell table:formula="of:=IF(ISBLANK([.C42]);0;IF(ISBLANK([.D42]);1;IF(ISBLANK([.E41]);2;3)))" office:value-type="float" office:value="0">
            <text:p>0</text:p>
          </table:table-cell>
          <table:table-cell table:number-columns-repeated="2"/>
          <table:table-cell table:style-name="ce156"/>
          <table:table-cell/>
        </table:table-row>
        <table:table-row table:style-name="ro2">
          <table:table-cell/>
          <table:table-cell table:formula="of:=MID(FORMULA([.H43]);2;LEN(FORMULA([.H43]))-1)" office:value-type="string" office:string-value="PARSE(&quot;pDecDigit&quot;; &quot;asdf&quot;)">
            <text:p>PARSE("pDecDigit"; "asdf")</text:p>
          </table:table-cell>
          <table:table-cell table:number-columns-repeated="3"/>
          <table:table-cell table:formula="of:=IF(ISBLANK([.C43]);0;IF(ISBLANK([.D43]);1;IF(ISBLANK([.E42]);2;3)))" office:value-type="float" office:value="0">
            <text:p>0</text:p>
          </table:table-cell>
          <table:table-cell office:value-type="string">
            <text:p>Empty</text:p>
          </table:table-cell>
          <table:table-cell table:formula="of:=PARSE(&quot;pDecDigit&quot;; &quot;asdf&quot;)" office:value-type="string" office:string-value="[]">
            <text:p>[]</text:p>
          </table:table-cell>
          <table:table-cell table:style-name="ce156" table:formula="of:=IF([.A43];-1;IF([.G43]&lt;&gt;[.H43];0;1))" office:value-type="float" office:value="0">
            <text:p>FAIL (0)</text:p>
          </table:table-cell>
          <table:table-cell/>
        </table:table-row>
        <table:table-row table:style-name="ro2">
          <table:table-cell/>
          <table:table-cell table:formula="of:=MID(FORMULA([.H44]);2;LEN(FORMULA([.H44]))-1)" office:value-type="string" office:string-value="PARSE(&quot;pDecDigit&quot;; &quot;0asdf&quot;)">
            <text:p>PARSE("pDecDigit"; "0asdf")</text:p>
          </table:table-cell>
          <table:table-cell table:number-columns-repeated="3"/>
          <table:table-cell table:formula="of:=IF(ISBLANK([.C44]);0;IF(ISBLANK([.D44]);1;IF(ISBLANK([.E43]);2;3)))" office:value-type="float" office:value="0">
            <text:p>0</text:p>
          </table:table-cell>
          <table:table-cell office:value-type="string">
            <text:p>Array('0', 2)</text:p>
          </table:table-cell>
          <table:table-cell table:formula="of:=PARSE(&quot;pDecDigit&quot;; &quot;0asdf&quot;)" office:value-type="string" office:string-value="Array('0', 2)">
            <text:p>Array('0', 2)</text:p>
          </table:table-cell>
          <table:table-cell table:style-name="ce156" table:formula="of:=IF([.A44];-1;IF([.G44]&lt;&gt;[.H44];0;1))" office:value-type="float" office:value="1">
            <text:p>PASS (1)</text:p>
          </table:table-cell>
          <table:table-cell/>
        </table:table-row>
        <table:table-row table:style-name="ro2">
          <table:table-cell/>
          <table:table-cell table:formula="of:=MID(FORMULA([.H45]);2;LEN(FORMULA([.H45]))-1)" office:value-type="string" office:string-value="PARSE(&quot;pDecDigit&quot;; &quot;1asdf&quot;)">
            <text:p>PARSE("pDecDigit"; "1asdf")</text:p>
          </table:table-cell>
          <table:table-cell table:number-columns-repeated="3"/>
          <table:table-cell table:formula="of:=IF(ISBLANK([.C45]);0;IF(ISBLANK([.D45]);1;IF(ISBLANK([.E44]);2;3)))" office:value-type="float" office:value="0">
            <text:p>0</text:p>
          </table:table-cell>
          <table:table-cell office:value-type="string">
            <text:p>Array('1', 2)</text:p>
          </table:table-cell>
          <table:table-cell table:formula="of:=PARSE(&quot;pDecDigit&quot;; &quot;1asdf&quot;)" office:value-type="string" office:string-value="Array('1', 2)">
            <text:p>Array('1', 2)</text:p>
          </table:table-cell>
          <table:table-cell table:style-name="ce156" table:formula="of:=IF([.A45];-1;IF([.G45]&lt;&gt;[.H45];0;1))" office:value-type="float" office:value="1">
            <text:p>PASS (1)</text:p>
          </table:table-cell>
          <table:table-cell/>
        </table:table-row>
        <table:table-row table:style-name="ro2">
          <table:table-cell/>
          <table:table-cell table:formula="of:=MID(FORMULA([.H46]);2;LEN(FORMULA([.H46]))-1)" office:value-type="string" office:string-value="PARSE(&quot;pDecDigit&quot;; &quot;2asdf&quot;)">
            <text:p>PARSE("pDecDigit"; "2asdf")</text:p>
          </table:table-cell>
          <table:table-cell table:number-columns-repeated="3"/>
          <table:table-cell table:formula="of:=IF(ISBLANK([.C46]);0;IF(ISBLANK([.D46]);1;IF(ISBLANK([.E45]);2;3)))" office:value-type="float" office:value="0">
            <text:p>0</text:p>
          </table:table-cell>
          <table:table-cell office:value-type="string">
            <text:p>Array('2', 2)</text:p>
          </table:table-cell>
          <table:table-cell table:formula="of:=PARSE(&quot;pDecDigit&quot;; &quot;2asdf&quot;)" office:value-type="string" office:string-value="Array('2', 2)">
            <text:p>Array('2', 2)</text:p>
          </table:table-cell>
          <table:table-cell table:style-name="ce156" table:formula="of:=IF([.A46];-1;IF([.G46]&lt;&gt;[.H46];0;1))" office:value-type="float" office:value="1">
            <text:p>PASS (1)</text:p>
          </table:table-cell>
          <table:table-cell/>
        </table:table-row>
        <table:table-row table:style-name="ro2">
          <table:table-cell/>
          <table:table-cell table:formula="of:=MID(FORMULA([.H47]);2;LEN(FORMULA([.H47]))-1)" office:value-type="string" office:string-value="PARSE(&quot;pDecDigit&quot;; &quot;3asdf&quot;)">
            <text:p>PARSE("pDecDigit"; "3asdf")</text:p>
          </table:table-cell>
          <table:table-cell table:number-columns-repeated="3"/>
          <table:table-cell table:formula="of:=IF(ISBLANK([.C47]);0;IF(ISBLANK([.D47]);1;IF(ISBLANK([.E46]);2;3)))" office:value-type="float" office:value="0">
            <text:p>0</text:p>
          </table:table-cell>
          <table:table-cell office:value-type="string">
            <text:p>Array('3', 2)</text:p>
          </table:table-cell>
          <table:table-cell table:formula="of:=PARSE(&quot;pDecDigit&quot;; &quot;3asdf&quot;)" office:value-type="string" office:string-value="Array('3', 2)">
            <text:p>Array('3', 2)</text:p>
          </table:table-cell>
          <table:table-cell table:style-name="ce156" table:formula="of:=IF([.A47];-1;IF([.G47]&lt;&gt;[.H47];0;1))" office:value-type="float" office:value="1">
            <text:p>PASS (1)</text:p>
          </table:table-cell>
          <table:table-cell/>
        </table:table-row>
        <table:table-row table:style-name="ro2">
          <table:table-cell/>
          <table:table-cell table:formula="of:=MID(FORMULA([.H48]);2;LEN(FORMULA([.H48]))-1)" office:value-type="string" office:string-value="PARSE(&quot;pDecDigit&quot;; &quot;4asdf&quot;)">
            <text:p>PARSE("pDecDigit"; "4asdf")</text:p>
          </table:table-cell>
          <table:table-cell table:number-columns-repeated="3"/>
          <table:table-cell table:formula="of:=IF(ISBLANK([.C48]);0;IF(ISBLANK([.D48]);1;IF(ISBLANK([.E47]);2;3)))" office:value-type="float" office:value="0">
            <text:p>0</text:p>
          </table:table-cell>
          <table:table-cell office:value-type="string">
            <text:p>Array('4', 2)</text:p>
          </table:table-cell>
          <table:table-cell table:formula="of:=PARSE(&quot;pDecDigit&quot;; &quot;4asdf&quot;)" office:value-type="string" office:string-value="[]">
            <text:p>[]</text:p>
          </table:table-cell>
          <table:table-cell table:style-name="ce156" table:formula="of:=IF([.A48];-1;IF([.G48]&lt;&gt;[.H48];0;1))" office:value-type="float" office:value="0">
            <text:p>FAIL (0)</text:p>
          </table:table-cell>
          <table:table-cell/>
        </table:table-row>
        <table:table-row table:style-name="ro2">
          <table:table-cell/>
          <table:table-cell table:formula="of:=MID(FORMULA([.H49]);2;LEN(FORMULA([.H49]))-1)" office:value-type="string" office:string-value="PARSE(&quot;pDecDigit&quot;; &quot;5asdf&quot;)">
            <text:p>PARSE("pDecDigit"; "5asdf")</text:p>
          </table:table-cell>
          <table:table-cell table:number-columns-repeated="3"/>
          <table:table-cell table:formula="of:=IF(ISBLANK([.C49]);0;IF(ISBLANK([.D49]);1;IF(ISBLANK([.E48]);2;3)))" office:value-type="float" office:value="0">
            <text:p>0</text:p>
          </table:table-cell>
          <table:table-cell office:value-type="string">
            <text:p>Array('5', 2)</text:p>
          </table:table-cell>
          <table:table-cell table:formula="of:=PARSE(&quot;pDecDigit&quot;; &quot;5asdf&quot;)" office:value-type="string" office:string-value="[]">
            <text:p>[]</text:p>
          </table:table-cell>
          <table:table-cell table:style-name="ce156" table:formula="of:=IF([.A49];-1;IF([.G49]&lt;&gt;[.H49];0;1))" office:value-type="float" office:value="0">
            <text:p>FAIL (0)</text:p>
          </table:table-cell>
          <table:table-cell/>
        </table:table-row>
        <table:table-row table:style-name="ro2">
          <table:table-cell/>
          <table:table-cell table:formula="of:=MID(FORMULA([.H50]);2;LEN(FORMULA([.H50]))-1)" office:value-type="string" office:string-value="PARSE(&quot;pDecDigit&quot;; &quot;6asdf&quot;)">
            <text:p>PARSE("pDecDigit"; "6asdf")</text:p>
          </table:table-cell>
          <table:table-cell table:number-columns-repeated="3"/>
          <table:table-cell table:formula="of:=IF(ISBLANK([.C50]);0;IF(ISBLANK([.D50]);1;IF(ISBLANK([.E49]);2;3)))" office:value-type="float" office:value="0">
            <text:p>0</text:p>
          </table:table-cell>
          <table:table-cell office:value-type="string">
            <text:p>Array('6', 2)</text:p>
          </table:table-cell>
          <table:table-cell table:formula="of:=PARSE(&quot;pDecDigit&quot;; &quot;6asdf&quot;)" office:value-type="string" office:string-value="[]">
            <text:p>[]</text:p>
          </table:table-cell>
          <table:table-cell table:style-name="ce156" table:formula="of:=IF([.A50];-1;IF([.G50]&lt;&gt;[.H50];0;1))" office:value-type="float" office:value="0">
            <text:p>FAIL (0)</text:p>
          </table:table-cell>
          <table:table-cell/>
        </table:table-row>
        <table:table-row table:style-name="ro2">
          <table:table-cell/>
          <table:table-cell table:formula="of:=MID(FORMULA([.H51]);2;LEN(FORMULA([.H51]))-1)" office:value-type="string" office:string-value="PARSE(&quot;pDecDigit&quot;; &quot;7asdf&quot;)">
            <text:p>PARSE("pDecDigit"; "7asdf")</text:p>
          </table:table-cell>
          <table:table-cell table:number-columns-repeated="3"/>
          <table:table-cell table:formula="of:=IF(ISBLANK([.C51]);0;IF(ISBLANK([.D51]);1;IF(ISBLANK([.E50]);2;3)))" office:value-type="float" office:value="0">
            <text:p>0</text:p>
          </table:table-cell>
          <table:table-cell office:value-type="string">
            <text:p>Array('7', 2)</text:p>
          </table:table-cell>
          <table:table-cell table:formula="of:=PARSE(&quot;pDecDigit&quot;; &quot;7asdf&quot;)" office:value-type="string" office:string-value="[]">
            <text:p>[]</text:p>
          </table:table-cell>
          <table:table-cell table:style-name="ce156" table:formula="of:=IF([.A51];-1;IF([.G51]&lt;&gt;[.H51];0;1))" office:value-type="float" office:value="0">
            <text:p>FAIL (0)</text:p>
          </table:table-cell>
          <table:table-cell/>
        </table:table-row>
        <table:table-row table:style-name="ro2">
          <table:table-cell/>
          <table:table-cell table:formula="of:=MID(FORMULA([.H52]);2;LEN(FORMULA([.H52]))-1)" office:value-type="string" office:string-value="PARSE(&quot;pDecDigit&quot;; &quot;8asdf&quot;)">
            <text:p>PARSE("pDecDigit"; "8asdf")</text:p>
          </table:table-cell>
          <table:table-cell table:number-columns-repeated="3"/>
          <table:table-cell table:formula="of:=IF(ISBLANK([.C52]);0;IF(ISBLANK([.D52]);1;IF(ISBLANK([.E51]);2;3)))" office:value-type="float" office:value="0">
            <text:p>0</text:p>
          </table:table-cell>
          <table:table-cell office:value-type="string">
            <text:p>Array('8', 2)</text:p>
          </table:table-cell>
          <table:table-cell table:formula="of:=PARSE(&quot;pDecDigit&quot;; &quot;8asdf&quot;)" office:value-type="string" office:string-value="[]">
            <text:p>[]</text:p>
          </table:table-cell>
          <table:table-cell table:style-name="ce156" table:formula="of:=IF([.A52];-1;IF([.G52]&lt;&gt;[.H52];0;1))" office:value-type="float" office:value="0">
            <text:p>FAIL (0)</text:p>
          </table:table-cell>
          <table:table-cell/>
        </table:table-row>
        <table:table-row table:style-name="ro2">
          <table:table-cell/>
          <table:table-cell table:formula="of:=MID(FORMULA([.H53]);2;LEN(FORMULA([.H53]))-1)" office:value-type="string" office:string-value="PARSE(&quot;pDecDigit&quot;; &quot;9asdf&quot;)">
            <text:p>PARSE("pDecDigit"; "9asdf")</text:p>
          </table:table-cell>
          <table:table-cell table:number-columns-repeated="3"/>
          <table:table-cell table:formula="of:=IF(ISBLANK([.C53]);0;IF(ISBLANK([.D53]);1;IF(ISBLANK([.E52]);2;3)))" office:value-type="float" office:value="0">
            <text:p>0</text:p>
          </table:table-cell>
          <table:table-cell office:value-type="string">
            <text:p>Array('9', 2)</text:p>
          </table:table-cell>
          <table:table-cell table:formula="of:=PARSE(&quot;pDecDigit&quot;; &quot;9asdf&quot;)" office:value-type="string" office:string-value="[]">
            <text:p>[]</text:p>
          </table:table-cell>
          <table:table-cell table:style-name="ce156" table:formula="of:=IF([.A53];-1;IF([.G53]&lt;&gt;[.H53];0;1))" office:value-type="float" office:value="0">
            <text:p>FAIL (0)</text:p>
          </table:table-cell>
          <table:table-cell/>
        </table:table-row>
        <table:table-row table:style-name="ro2">
          <table:table-cell/>
          <table:table-cell table:formula="of:=MID(FORMULA([.H54]);2;LEN(FORMULA([.H54]))-1)" office:value-type="string" office:string-value="PARSE(&quot;pDecDigit&quot;; &quot;Aasdf&quot;)">
            <text:p>PARSE("pDecDigit"; "Aasdf")</text:p>
          </table:table-cell>
          <table:table-cell table:number-columns-repeated="3"/>
          <table:table-cell table:formula="of:=IF(ISBLANK([.C54]);0;IF(ISBLANK([.D54]);1;IF(ISBLANK([.E53]);2;3)))" office:value-type="float" office:value="0">
            <text:p>0</text:p>
          </table:table-cell>
          <table:table-cell office:value-type="string">
            <text:p>Empty</text:p>
          </table:table-cell>
          <table:table-cell table:formula="of:=PARSE(&quot;pDecDigit&quot;; &quot;Aasdf&quot;)" office:value-type="string" office:string-value="[]">
            <text:p>[]</text:p>
          </table:table-cell>
          <table:table-cell table:style-name="ce156" table:formula="of:=IF([.A54];-1;IF([.G54]&lt;&gt;[.H54];0;1))" office:value-type="float" office:value="0">
            <text:p>FAIL (0)</text:p>
          </table:table-cell>
          <table:table-cell/>
        </table:table-row>
        <table:table-row table:style-name="ro2">
          <table:table-cell/>
          <table:table-cell table:formula="of:=MID(FORMULA([.H55]);2;LEN(FORMULA([.H55]))-1)" office:value-type="string" office:string-value="PARSE(&quot;pDecDigit&quot;; &quot;aasdf&quot;)">
            <text:p>PARSE("pDecDigit"; "aasdf")</text:p>
          </table:table-cell>
          <table:table-cell table:number-columns-repeated="2"/>
          <table:table-cell/>
          <table:table-cell table:formula="of:=IF(ISBLANK([.C55]);0;IF(ISBLANK([.D55]);1;IF(ISBLANK([.E54]);2;3)))" office:value-type="float" office:value="0">
            <text:p>0</text:p>
          </table:table-cell>
          <table:table-cell office:value-type="string">
            <text:p>Empty</text:p>
          </table:table-cell>
          <table:table-cell table:formula="of:=PARSE(&quot;pDecDigit&quot;; &quot;aasdf&quot;)" office:value-type="string" office:string-value="[]">
            <text:p>[]</text:p>
          </table:table-cell>
          <table:table-cell table:style-name="ce156" table:formula="of:=IF([.A55];-1;IF([.G55]&lt;&gt;[.H55];0;1))" office:value-type="float" office:value="0">
            <text:p>FAIL (0)</text:p>
          </table:table-cell>
          <table:table-cell/>
        </table:table-row>
        <table:table-row table:style-name="ro2" table:number-rows-repeated="1048520">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7.04.2017</text:date>, <text:time>16:20:2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7T16:20:29.46</dc:date>
    <meta:editing-duration>P132DT3H13M6S</meta:editing-duration>
    <meta:editing-cycles>292</meta:editing-cycles>
    <meta:generator>OpenOffice/4.1.2$Win32 OpenOffice.org_project/412m3$Build-9782</meta:generator>
    <meta:document-statistic meta:table-count="10" meta:cell-count="7898"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Dim result As Object
	Dim ta As String, tx As String
	ta = typeOf(actual)
	tx = typeOf(expected)
	If (ta &lt;&gt; tx) Then
		Goto assertEqual_failed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swap(fn As Variant, x As Variant, y As Variant)
	swap = apply(fn, y, x)
End Function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concat()
	test_typeOf()
	test_isString()
	test_toString()
	test_fst()
	test_snd()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Equal(fst(1, 2), 1).x
	assertEqual(fst(2, 1), 2).x
	assertEqual(fst("a", "b"), "a").x
	assertEqual(fst("b", "a"), "b").x
End Function

Function test_snd()
	assertEqual(arityF("snd"), 2).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swap",			True, 3), _
			List("fst",				True, 2), _
			List("snd",				True, 2), _
			List("equ",				True, 2), _
			List("ite",				True, 3), _
			List("concat",			True, 2), _
			List("readHex",			True, 1), _
			_
			List("existsF",			True, 1), _
			List("arityF", 			True, 1), _
			List("applyToList",		True, 2), _
			_
			List("TList_toString",	True, 1), _
			List("TList_equ",		True, 2), _
			List("isNil",			True, 1), _
			List("cons",			True, 2), _
			List("car",				True, 1), _
			List("cdr",				True, 1), _
			List("cadr",			True, 1), _
			List("caddr",			True, 1),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swap":			result = swap(			a(0), a(1), a(2)	)
		Case "fst":				result = fst(			a(0), a(1)			)
		Case "snd":				result = snd(			a(0), a(1)			)
		Case "equ":				result = equ(			a(0), a(1)			)
		Case "concat":			result = concat(		a(0), a(1)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 tests ============================================================

Function blaha(ByVal xs As Object)
	xs.len = 1
	xs = nil
	blaha = xs
End Function

Function test_Fn()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Array
End Type


Sub Main
	test_Parser()
	Stop
	Dim s As String
	Dim pDigit As Parser, pHexDigit As Parser, pHexNum As Parser, pHexLit As Parser
	Set pDigit = pChoice(pChoice(pChoice(pStr("0"), pStr("1")), pStr("2")), pStr("3"))
	Set pHexDigit = pChoice(pDigit, pChoice(pChoice(pChoice(pChoice(pChoice(pStr("A"), pStr("B")), pStr("C")), pStr("D")), pStr("E")), pStr("F")))
	Set pHexNum = mkSeq(Array(mkMany(pHexDigit)), "readHex")
	Set pHexLit = mkSeq(Array(pStr("0x"), pHexNum), "snd")
	Dim p As Parser 
	'pChoice(pItem(), pReturn("bar"))
	Set p = mkSeq(Array(pHexLit, mkMany(pWs)), "fst")
	s = "FF 0x1F __µ 0"

	MsgBox( _
		"applying parser '" &amp; p.tp &amp; "' to " &amp; toString(s) &amp; ": " &amp; chr(13) _
		&amp; toString(applyP(p, s)) _
	)

End Sub

'==================================================================

Function mkParser(tp As String, st As Variant)
	Dim result As New Parser
	result.tyname = "TParser"
	result.tp = tp
	result.st = st
	mkParser = result
End Function

Function pFail()
	Static result As New Parser
	If result.tp = "" Then
		result = mkParser("fail", Array())
	End If
	pFail = result
End Function

Function parseFailure()
	parseFailure = nil
End Function

Function isParseFailure(parseResult) As Boolean
	If typeOf(parseResult) &lt;&gt; typeOf(parseFailure) Then
		isParseFailure = False
	Else
		isParseFailure = equ(parseResult, parseFailure)
	End If
End Function

Function pReturn(x As Variant)
	pReturn = mkParser("return", Array(x))
End Function

Function pItem()
	Static result As New Parser
	If result.tp = "" Then
		result = mkParser("item", Array())
	End If
	pItem = result
End Function

Function pStr(t As String)
	If (Len(t) = 0) Then
		croak("pStr: cannot match 'exactly' the empty string t=''")
	Else
		pStr = mkParser("str", Array(t))
	End If
End Function

Function pChoice(p1 As Parser, p2 As Parser)
	pChoice = mkParser("choice", Array(p1, p2))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pChoice(pStr(" "), pStr(Chr(9))
	End If
	pWs = result
End Function

Function pBinDigit()
	Static result As Parser	' an uninitialized instance of Parser at first
	If result.tp = "" Then
		result = pChoice(pStr("0"), pStr("1"))
	End If
	pBinDigit = result
End Function

Function pDecDigit()
	Static result As Parser	' an uninitialized instance of Parser at first
	If result.tp = "" Then
		result = pChoice(pBinDigit, pChoice(pStr("2"), pStr("3"))
	End If
	pDecDigit = result
End Function

Function lookupParser(pName As String) As Parser
	Dim result As Parser
	Select Case pName
		Case "pWs":			result = pWs
		Case "pBinDigit":	result = pBinDigit
		Case "pDecDigit":	result = pDecDigit
		Case Else
			croak("unknown parser " &amp; pName)
	End Select
	lookupParser = result
End Function

'==================================================================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If IsNull(parser) Or IsEmpty(parser) Then
		croak("applyP: parser p = " &amp; toString(parser))
	ElseIf TypeName(parser) = "Object" Then
		Set p = parser
	Else
		croak("applyP: invalid arg parser - " &amp; toString(parser))
	End If
	If IsMissing(pos) Then
		pos = 1
	End If

	Dim result As Variant
	Dim nxtPos As Integer
	If p.tp = "return" Then
		result = Array(p.st(0), pos)
	ElseIf p.tp = "fail" Then
		result = parseFailure
	ElseIf p.tp = "item" Then
		If pos &lt;= Len(s) Then
			result = Array(Mid(s, pos, 1), pos + 1)
		Else
			result = parseFailure
		End If
	ElseIf p.tp = "choice" Then
		result = applyP(p.st(0), s, pos)
		If isParseFailure(result) Then
			result = applyP(p.st(1), s, pos)
		End If
	ElseIf p.tp = "str" Then
		Dim match As String
		Dim matchLen As Integer
		match = p.st(0)
		matchLen = Len(match)
		If (Mid(s, pos, matchLen) = match) Then
			result = Array(match, pos + matchLen)
		Else
			result = parseFailure
		End If
		'MsgBox("str(" &amp; toString(match) &amp; "), s=" &amp; toString(s) &amp; ", pos=" &amp; toString(pos) &amp; ", matchLen=" &amp; toString(matchLen)_
		'	&amp; chr(13) &amp; "~&gt;" &amp; toString(result))
	ElseIf p.tp = "many" Then
		Dim lst As Object
		Dim lstLen As Integer
		nxtPos = pos
		lstLen = 0
		Set lst = nil
		result = applyP(p.st(0), s, nxtPos)
		While Not(isParseFailure(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ParseFailure(result) Then
			Dim fResult As Variant
			fResult = applyToList(p.st(1), toList(result(0)))
			result(0) = fResult
		End If
	ElseIf p.tp = "seq" Then
		Dim innerParsers As Variant, t As Variant
		Dim i As Integer, j As Integer, k As Integer
		innerParsers = p.st(0)
		i = LBound(innerParsers)
		k = UBound(innerParsers)
		j = 0
		nxtPos = pos
		Dim iResults(0 To k-i) As Variant
		Do
			t = applyP(innerParsers(i), s, nxtPos)
			If Not isParseFailure(t) Then
				iResults(j) = t(0)
				nxtPos = t(1)
				i = i + 1
				j = j + 1
			End If
		Loop Until (i &gt; k) Or isParseFailure(t)
		If Not IsEmpty(t) Then
'			Dim fResult As Variant
			fResult = applyToList(p.st(1), toList(iResults))
			result = t
			result(0) = fResult
		End If
		MsgBox("seq/" &amp; p.st(1) &amp; ": " &amp; toString(result))
	Else
		result = "unknown Parser '" &amp; p.tp &amp; "'"
		MsgBox("Error in applyP: " &amp; result)
	End If
	applyP = result
End Function


'= tests ============================================================

Function test_Parser()
	test_Parser_fail()
	test_Parser_item()
	test_Parser_return()
	test_Parser_str()
	test_Parser_choice()
End Function

Function assert_parse(ByVal p As Variant, ByVal ss As Variant, ByVal expected As Variant)
	If isString(p) Then
		p = lookupParser(p)
	End If
	If Not(isString(expected)) Then
		expected = toString(expected)
	End If
	assertEqual(typeOf(p), "Object/TParser").x
	Dim actual As Variant, result As Variant
	
	If isArray(ss) Then
		Dim i As Integer
		For i = LBound(ss) To UBound(ss)
			actual = applyP(p, ss(i))
			result = assertEqual(toString(actual), expected)
			If result.isFail Then 
				MsgBox("at index " &amp; i &amp; ": " &amp; toString(ss(i)))
				Exit For
			End If
		Next i
	Else
		actual = applyP(p, ss)
		result = assertEqual(toString(actual), expected)
	End If
	assert_parse = result
End Function

Function test_Parser_fail()
	assert_parse(pFail, "",		parseFailure).x
	assert_parse(pFail, " ",	parseFailure).x
	assert_parse(pFail, "a",	parseFailure).x
	assert_parse(pFail, "1",	parseFailure).x
	assert_parse(pFail, "[]",	parseFailure).x
End Function

Function test_Parser_item()
	assert_parse(pItem, "",			parseFailure).x
	assert_parse(pItem, " ",		Array(" ", 2)).x
	assert_parse(pItem, "a",		Array("a", 2)).x
	assert_parse(pItem, "1",		Array("1", 2)).x
	assert_parse(pItem, "[]",		Array("[", 2)).x
	assert_parse(pItem, "abcd",		Array("a", 2)).x
	assert_parse(pItem, chr(13),	Array(chr(13), 2)).x
End Function

Function test_Parser_return()
	Dim p As Parser
	Dim expected As Variant

	p = pReturn("bar")
	expected = Array("bar", 1)
	assert_parse(p, "",			expected).x
	assert_parse(p, " ",		expected).x
	assert_parse(p, "a",		expected).x
	assert_parse(p, "1",		expected).x
	assert_parse(p, "[]",		expected).x
	assert_parse(p, "abcd",		expected).x
	assert_parse(p, chr(13),	expected).x

	p = pReturn(4711)	
	expected = Array(4711, 1)
	assert_parse(p, "",			expected).x
	assert_parse(p, " ",		expected).x
	assert_parse(p, "a",		expected).x
	assert_parse(p, "1",		expected).x
	assert_parse(p, "[]",		expected).x
	assert_parse(p, "abcd",		expected).x
	assert_parse(p, chr(13),	expected).x
End Function

Function test_Parser_str()
	Dim p As Parser

'	assertThrows(pStr, Array("")).x

	p = pStr("bar")
	assert_parse(p, "",				parseFailure).x
	assert_parse(p, " ",			parseFailure).x
	assert_parse(p, " " &amp; chr(13),	parseFailure).x
	assert_parse(p, "asdf",			parseFailure).x
	assert_parse(p, " bar",			parseFailure).x
	assert_parse(p, "b",			parseFailure).x
	assert_parse(p, "ba",			parseFailure).x
	assert_parse(p, "bar",			Array("bar", 4)).x
	assert_parse(p, "barb",			Array("bar", 4)).x
	assert_parse(p, "barba",		Array("bar", 4)).x
	assert_parse(p, "barbar",		Array("bar", 4)).x

	p = pStr(chr(13))
	assert_parse(p, "",				parseFailure).x
	assert_parse(p, " ",			parseFailure).x
	assert_parse(p, " " &amp; chr(13),	parseFailure).x
	assert_parse(p, "asdf",			parseFailure).x
	assert_parse(p, " bar",			parseFailure).x
	assert_parse(p, "b",			parseFailure).x
	assert_parse(p, "ba",			parseFailure).x
	assert_parse(p, "bar",			parseFailure).x
	assert_parse(p, "barb",			parseFailure).x
	assert_parse(p, "barba",		parseFailure).x
	assert_parse(p, "barbar",		parseFailure).x
	assert_parse(p, chr(13),					Array("\n", 2)).x
	assert_parse(p, chr(13) &amp; "bar",			Array("\n", 2)).x
	assert_parse(p, chr(13) &amp; chr(13),			Array("\n", 2)).x
	assert_parse(p, chr(13) &amp; chr(13) &amp; "bar",	Array("\n", 2)).x
End Function

Function test_Parser_choice()
	Dim p As Parser
	Dim data As Variant
	Dim expected As Variant
	
	data = Array("", " ", " " &amp; chr(13), "asdf", " bar", "b", "ba", "bar", "barb",_
		"barba", "barbar", chr(13), chr(13) &amp; "bar", chr(13) &amp; chr(13),_
		chr(13) &amp; chr(13) &amp; "bar"_
	)
	p = pChoice(pFail, pFail)
	assert_parse(p, data, parseFailure).x
	
	p = pChoice(pReturn(7), pFail)
	expected = Array(7, 1)
	assert_parse(p, data, expected).x
	
	p = pChoice(pFail, pReturn(7))
	expected = Array(7, 1)
	assert_parse(p, data, expected).x
	
	p = pChoice(pReturn(42), pReturn(7))
	expected = Array(42, 1)
	assert_parse(p, data, expected).x
	
	assert_parse(pChoice(pItem, pReturn(11)), 	"", Array(11, 1)).x
	assert_parse(pChoice(pItem, pStr("x")), 	"", parseFailure).x
	assert_parse(pChoice(pReturn(11), pItem), 	"", Array(11, 1)).x
	assert_parse(pChoice(pStr("x"), pItem), 	"", parseFailure).x
	
	assert_parse(pChoice(pItem, pReturn(11)), 	" ", Array(" ", 2)).x
	assert_parse(pChoice(pItem, pStr("x")), 	" ", Array(" ", 2)).x
	assert_parse(pChoice(pReturn(11), pItem), 	" ", Array(11, 1)).x
	assert_parse(pChoice(pStr("x"), pItem), 	" ", Array(" ", 2)).x
	
	assert_parse(pChoice(pItem, pReturn(11)), 	"x", Array("x", 2)).x
	assert_parse(pChoice(pItem, pStr("x")), 	"x", Array("x", 2)).x
	assert_parse(pChoice(pReturn(11), pItem), 	"x", Array(11, 1)).x
	assert_parse(pChoice(pStr("x"), pItem), 	"x", Array("x", 2)).x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6_Scratch"/>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